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ab1e" officeooo:paragraph-rsid="0007ab1e"/>
    </style:style>
    <style:style style:name="P2" style:family="paragraph" style:parent-style-name="Standard" style:list-style-name="L1">
      <style:text-properties officeooo:rsid="0007ab1e" officeooo:paragraph-rsid="0007ab1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8 Report</text:p>
      <text:p text:style-name="P1"/>
      <text:p text:style-name="P1"><text:tab/>The stack abstract data type is one of the most essential for applications of data structures. <text:s/>Perhaps one of the simplest data structures in form, it allows us to store and access multiple entries of information. By using the LIFO (last in first out) method we are capable of storing information and accessing our latest entry. Some common applications of this would be using an undo command to append text, or store your browsing history. This is done by storing values into the stack, and when a certain entry is being accessed, the newer entries are popped off until the desired entry is on the top of the stack. This also could work in reverse order; consider the redo command in text editors. If we use undo. The text amendment is popped off, such that the last entry is now displayed. However, the redo command works the same way, the change is reentered onto the stack. In particular with the use of a command system, a stack can be implemented to use various 'push' and 'pop' methods to enter or remove new information to the stack and bring forth the opportunity to manipulate the information before returning it to the stack.</text:p>
      <text:p text:style-name="P1"/>
      <text:p text:style-name="P1"><text:tab/>Java provides a class package “<text:span text:style-name="T2">java.util.Stack</text:span>” which allows some of the basic commands a stack implement to be used. Some of the basic commands used in this lab includes the following:</text:p>
      <text:list xml:id="list896628545498857609" text:style-name="L1">
        <text:list-item>
          <text:p text:style-name="P2">push(e) – adds an element of type <text:span text:style-name="T1">e </text:span><text:span text:style-name="T3">to the top of the stack</text:span></text:p>
        </text:list-item>
        <text:list-item>
          <text:p text:style-name="P2"><text:span text:style-name="T3">pop() - removes the element which if the top of the stack</text:span></text:p>
        </text:list-item>
        <text:list-item>
          <text:p text:style-name="P2"><text:span text:style-name="T3">top() - returns the element on the top of the stack</text:span></text:p>
        </text:list-item>
        <text:list-item>
          <text:p text:style-name="P2"><text:span text:style-name="T3">size() - returns the current size of our stack</text:span></text:p>
        </text:list-item>
        <text:list-item>
          <text:p text:style-name="P2"><text:span text:style-name="T3">isEmpty() - returns a boolean value depending on if the stack is empty or not</text:span></text:p>
        </text:list-item>
      </text:list>
      <text:p text:style-name="P1"/>
      <text:p text:style-name="P1"><text:span text:style-name="T3"><text:tab/>When implementing the ArrayStack program, by far the most difficult aspect was casting variable types. Originally I tried to implement the program by allowing it to take an element of type int. For the most part this worked well for the basic methods of using a stack, but when I tried to implement the 'e' command some casting issues arose. Therefore I choose for my stack to take type String, and then had to declare some methods to convert between Strings and ints. After deciding to have my stack take in type String, the remainder of the lab became quite easy to impl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16:32:25.340335254</meta:creation-date>
    <meta:print-date>2015-03-26T16:49:08.519692541</meta:print-date>
    <dc:date>2015-03-26T16:51:24.901920545</dc:date>
    <meta:editing-duration>PT1M59S</meta:editing-duration>
    <meta:editing-cycles>1</meta:editing-cycles>
    <meta:document-statistic meta:table-count="0" meta:image-count="0" meta:object-count="0" meta:page-count="1" meta:paragraph-count="10" meta:word-count="405" meta:character-count="2221" meta:non-whitespace-character-count="1826"/>
    <meta:generator>LibreOffice/4.2.7.2$Linux_X86_64 LibreOffice_project/420m0$Build-2</meta:generator>
  </office:meta>
</office:document-meta>
</file>